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4f1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199a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58aa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953" draw:layer="" svg:width="149.99998400000pt" svg:height="99.99998400000pt"/>
          <draw:rect draw:style-name="gr3" draw:id="shape3" draw:name="rect951" draw:layer="" svg:width="37.14285280000pt" svg:height="100.00000000000pt" svg:x="113.33430400000pt" svg:y="0.00000000000pt"/>
          <draw:rect draw:style-name="gr4" draw:id="shape4" draw:name="rect952" draw:layer="" svg:width="37.14285280000pt" svg:height="99.99999200000pt"/>
          <draw:path draw:style-name="gr3" draw:id="shape5" draw:name="path954" draw:layer="" svg:width="24.85243938858pt" svg:height="40.39962115176pt" svg:x="45.59420720000pt" svg:y="23.97075360000pt" svg:viewBox="0 0 25 40" svg:d="M13.0132 0L0 19.7841L12.5564 40.3996L24.8524 19.9658Z" koffice:nodeTypes="ccccc"/>
          <draw:path draw:style-name="gr3" draw:id="shape6" draw:name="path955" draw:layer="" svg:width="24.85244264492pt" svg:height="40.39962115176pt" svg:x="79.03713520000pt" svg:y="23.97075360000pt" svg:viewBox="0 0 25 40" svg:d="M13.0132 0L0 19.7841L12.5564 40.3996L24.8524 19.9658Z" koffice:nodeTypes="ccccc"/>
          <draw:path draw:style-name="gr3" draw:id="shape7" draw:name="path956" draw:layer="" svg:width="24.85243694633pt" svg:height="40.39961954379pt" svg:x="62.14674080000pt" svg:y="50.82641760000pt" svg:viewBox="0 0 25 40" svg:d="M13.0132 0L0 19.7841L12.5564 40.3996L24.8524 19.9658Z" koffice:nodeTypes="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9:28</dc:date>
    <meta:creation-date>2011-05-22T06:10:44</meta:creation-date>
    <dc:creator>Yue Liu</dc:creator>
  </office:meta>
</office:document-meta>
</file>